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1CC0000149100001491DBCE3FBD.wmf" manifest:media-type="image/x-wmf"/>
  <manifest:file-entry manifest:full-path="Pictures/1000018A000014910000149119CE1170.wmf" manifest:media-type="image/x-wmf"/>
  <manifest:file-entry manifest:full-path="Pictures/100001940000149100001491F8587FEB.wmf" manifest:media-type="image/x-wmf"/>
  <manifest:file-entry manifest:full-path="Pictures/1000030E00001491000014918B8B0372.wmf" manifest:media-type="image/x-wmf"/>
  <manifest:file-entry manifest:full-path="Pictures/10000001000007D0000007D036CFA8BB.png" manifest:media-type="image/png"/>
  <manifest:file-entry manifest:full-path="Pictures/10000001000007D0000007D013E9EDAF.png" manifest:media-type="image/png"/>
  <manifest:file-entry manifest:full-path="Pictures/10000001000007D0000007D0792D162C.png" manifest:media-type="image/png"/>
  <manifest:file-entry manifest:full-path="Pictures/10000001000007D0000007D05D236239.png" manifest:media-type="image/png"/>
  <manifest:file-entry manifest:full-path="Pictures/100000010000030900000320E7CC5D1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f3f3" draw:opacity="100%" draw:shadow="hidden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d2e6be" draw:opacity="100%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29.497cm" fo:min-width="2.54cm" fo:padding-top="0.102cm" fo:padding-bottom="0.102cm" fo:padding-left="0.102cm" fo:padding-right="0.102cm" loext:decorative="false"/>
    </style:style>
    <style:style style:name="gr5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</style:style>
    <style:style style:name="gr6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3f3f3" draw:gradient-step-count="0" draw:opacity="100%" draw:shadow="hidden" loext:decorative="false"/>
    </style:style>
    <style:style style:name="gr8" style:family="graphic" style:parent-style-name="standard">
      <style:graphic-properties draw:stroke="none" draw:fill="none" fo:min-height="0.732cm" fo:min-width="2.54cm" fo:padding-top="0.102cm" fo:padding-bottom="0.102cm" fo:padding-left="0.102cm" fo:padding-right="0.102cm" loext:decorative="false"/>
      <style:paragraph-properties style:writing-mode="lr-tb"/>
    </style:style>
    <style:style style:name="gr9" style:family="graphic" style:parent-style-name="standard">
      <style:graphic-properties draw:stroke="none" draw:fill="bitmap" draw:fill-image-name="Bitmap_5f_0" style:repeat="stretch" draw:fill-image-ref-point="top-left" draw:shadow="hidden" loext:decorative="false"/>
    </style:style>
    <style:style style:name="gr10" style:family="graphic" style:parent-style-name="standard">
      <style:graphic-properties draw:stroke="none" draw:fill="bitmap" draw:fill-image-name="Bitmap_5f_1" style:repeat="stretch" draw:fill-image-ref-point="top-left" draw:shadow="hidden" loext:decorative="false"/>
    </style:style>
    <style:style style:name="gr11" style:family="graphic" style:parent-style-name="standard">
      <style:graphic-properties draw:stroke="none" draw:fill="bitmap" draw:fill-image-name="Bitmap_5f_2" style:repeat="stretch" draw:fill-image-ref-point="top-left" draw:shadow="hidden" loext:decorative="false"/>
    </style:style>
    <style:style style:name="gr12" style:family="graphic" style:parent-style-name="standard">
      <style:graphic-properties draw:stroke="none" draw:fill="bitmap" draw:fill-image-name="Bitmap_5f_3" style:repeat="stretch" draw:fill-image-ref-point="top-left" draw:shadow="hidden" loext:decorative="false"/>
    </style:style>
    <style:style style:name="gr13" style:family="graphic" style:parent-style-name="standard" style:list-style-name="L1">
      <style:graphic-properties draw:stroke="none" draw:fill="none" fo:min-height="0.541cm" fo:min-width="2.54cm" fo:padding-top="0.102cm" fo:padding-bottom="0.102cm" fo:padding-left="0.102cm" fo:padding-right="0.10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97cm" fo:min-width="2.54cm" fo:padding-top="0.102cm" fo:padding-bottom="0.102cm" fo:padding-left="0.102cm" fo:padding-right="0.1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937cm" fo:min-width="2.54cm" fo:padding-top="0.102cm" fo:padding-bottom="0.102cm" fo:padding-left="0.102cm" fo:padding-right="0.102cm" loext:decorative="false"/>
    </style:style>
    <style:style style:name="gr16" style:family="graphic" style:parent-style-name="standard">
      <style:graphic-properties draw:stroke="none" draw:fill="none" fo:min-height="0.425cm" fo:min-width="2.54cm" fo:padding-top="0.102cm" fo:padding-bottom="0.102cm" fo:padding-left="0.102cm" fo:padding-right="0.10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5cm" fo:min-width="2.54cm" fo:padding-top="0.102cm" fo:padding-bottom="0.102cm" fo:padding-left="0.102cm" fo:padding-right="0.10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273cm" fo:min-width="2.54cm" fo:padding-top="0.102cm" fo:padding-bottom="0.102cm" fo:padding-left="0.102cm" fo:padding-right="0.10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458cm" fo:min-width="2.54cm" fo:padding-top="0.102cm" fo:padding-bottom="0.102cm" fo:padding-left="0.102cm" fo:padding-right="0.10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66cm" fo:min-width="2.54cm" fo:padding-top="0.102cm" fo:padding-bottom="0.102cm" fo:padding-left="0.102cm" fo:padding-right="0.102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372cm" fo:min-width="2.54cm" fo:padding-top="0.102cm" fo:padding-bottom="0.102cm" fo:padding-left="0.102cm" fo:padding-right="0.102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958cm" fo:min-width="2.54cm" fo:padding-top="0.102cm" fo:padding-bottom="0.102cm" fo:padding-left="0.102cm" fo:padding-right="0.102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3.67cm" fo:min-width="2.54cm" fo:padding-top="0.102cm" fo:padding-bottom="0.102cm" fo:padding-left="0.102cm" fo:padding-right="0.102cm" loext:decorative="false"/>
      <style:paragraph-properties style:writing-mode="lr-tb"/>
    </style:style>
    <style:style style:name="gr24" style:family="graphic" style:parent-style-name="standard">
      <style:graphic-properties draw:stroke="none" draw:fill="gradient" draw:fill-color="#d2e6be" draw:fill-gradient-name="Gradient_20_8" draw:shadow="hidden" loext:decorative="false"/>
    </style:style>
    <style:style style:name="gr25" style:family="graphic" style:parent-style-name="standard">
      <style:graphic-properties draw:stroke="none" draw:fill="gradient" draw:fill-color="#d2e6be" draw:fill-gradient-name="Gradient_20_8" draw:gradient-step-count="0" draw:shadow="hidden" loext:decorative="false"/>
    </style:style>
    <style:style style:name="gr26" style:family="graphic" style:parent-style-name="standard">
      <style:graphic-properties draw:stroke="none" draw:fill="none" draw:textarea-vertical-align="bottom" fo:min-height="0.928cm" fo:min-width="2.54cm" fo:padding-top="0.102cm" fo:padding-bottom="0.102cm" fo:padding-left="0.102cm" fo:padding-right="0.102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583cm" fo:min-width="2.54cm" fo:padding-top="0.102cm" fo:padding-bottom="0.102cm" fo:padding-left="0.102cm" fo:padding-right="0.102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949cm" fo:min-width="2.54cm" fo:padding-top="0.102cm" fo:padding-bottom="0.102cm" fo:padding-left="0.102cm" fo:padding-right="0.102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465cm" fo:min-width="2.54cm" fo:padding-top="0.102cm" fo:padding-bottom="0.102cm" fo:padding-left="0.102cm" fo:padding-right="0.10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1.315cm" fo:min-width="2.54cm" fo:padding-top="0.102cm" fo:padding-bottom="0.102cm" fo:padding-left="0.102cm" fo:padding-right="0.102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048cm" fo:min-width="2.54cm" fo:padding-top="0.102cm" fo:padding-bottom="0.102cm" fo:padding-left="0.102cm" fo:padding-right="0.102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982cm" fo:min-width="2.54cm" fo:padding-top="0.102cm" fo:padding-bottom="0.102cm" fo:padding-left="0.102cm" fo:padding-right="0.10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921cm" fo:min-width="2.54cm" fo:padding-top="0.102cm" fo:padding-bottom="0.102cm" fo:padding-left="0.102cm" fo:padding-right="0.102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1.284cm" fo:min-width="2.54cm" fo:padding-top="0.102cm" fo:padding-bottom="0.102cm" fo:padding-left="0.102cm" fo:padding-right="0.102cm" loext:decorative="false"/>
      <style:paragraph-properties style:writing-mode="lr-tb"/>
    </style:style>
    <style:style style:name="gr35" style:family="graphic" style:parent-style-name="standard">
      <style:graphic-properties draw:stroke="none" draw:fill="bitmap" draw:fill-image-name="Bitmap_5f_6" style:repeat="stretch" draw:fill-image-ref-point="top-left" draw:shadow="hidden" loext:decorative="false"/>
    </style:style>
    <style:style style:name="gr36" style:family="graphic" style:parent-style-name="standard">
      <style:graphic-properties draw:stroke="none" draw:fill="bitmap" draw:fill-image-name="Bitmap_5f_7" style:repeat="stretch" draw:fill-image-ref-point="top-left" draw:shadow="hidden" loext:decorative="false"/>
    </style:style>
    <style:style style:name="gr37" style:family="graphic" style:parent-style-name="standard">
      <style:graphic-properties draw:stroke="none" draw:fill="bitmap" draw:fill-image-name="Bitmap_5f_8" style:repeat="stretch" draw:fill-image-ref-point="top-left" draw:shadow="hidden" loext:decorative="false"/>
    </style:style>
    <style:style style:name="gr38" style:family="graphic" style:parent-style-name="standard">
      <style:graphic-properties draw:stroke="none" draw:fill="bitmap" draw:fill-image-name="Bitmap_5f_9" style:repeat="stretch" draw:fill-image-ref-point="top-left" draw:shadow="hidden" loext:decorative="false"/>
    </style:style>
    <style:style style:name="gr39" style:family="graphic" style:parent-style-name="standard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988cm" fo:min-width="2.54cm" fo:padding-top="0.102cm" fo:padding-bottom="0.102cm" fo:padding-left="0.102cm" fo:padding-right="0.102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fill="bitmap" draw:fill-image-name="ava_25_20fon_25_201" style:repeat="stretch" draw:textarea-horizontal-align="center" draw:textarea-vertical-align="middle" loext:decorative="false"/>
    </style:style>
    <style:style style:name="P1" style:family="paragraph">
      <loext:graphic-properties draw:fill="solid" draw:fill-color="#f3f3f3" draw:opacity="100%"/>
    </style:style>
    <style:style style:name="P2" style:family="paragraph">
      <loext:graphic-properties draw:fill="solid" draw:fill-color="#d2e6be" draw:opacity="100%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3f3f3" draw:gradient-step-count="0" draw:opacity="100%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bitmap" draw:fill-image-name="Bitmap_5f_0" style:repeat="stretch" draw:fill-image-ref-point="top-left"/>
    </style:style>
    <style:style style:name="P9" style:family="paragraph">
      <loext:graphic-properties draw:fill="bitmap" draw:fill-image-name="Bitmap_5f_1" style:repeat="stretch" draw:fill-image-ref-point="top-left"/>
    </style:style>
    <style:style style:name="P10" style:family="paragraph">
      <loext:graphic-properties draw:fill="bitmap" draw:fill-image-name="Bitmap_5f_2" style:repeat="stretch" draw:fill-image-ref-point="top-left"/>
    </style:style>
    <style:style style:name="P11" style:family="paragraph">
      <loext:graphic-properties draw:fill="bitmap" draw:fill-image-name="Bitmap_5f_3" style:repeat="stretch" draw:fill-image-ref-point="top-lef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/>
    </style:style>
    <style:style style:name="P16" style:family="paragraph">
      <loext:graphic-properties draw:fill="none"/>
      <style:paragraph-properties fo:text-align="justify"/>
      <style:text-properties fo:color="#999999" loext:opacity="100%"/>
    </style:style>
    <style:style style:name="P17" style:family="paragraph">
      <loext:graphic-properties draw:fill="none"/>
      <style:paragraph-properties fo:text-align="justify"/>
      <style:text-properties fo:color="#a6a6a6" loext:opacity="100%"/>
    </style:style>
    <style:style style:name="P18" style:family="paragraph">
      <loext:graphic-properties draw:fill="none"/>
      <style:text-properties fo:color="#bebebe" loext:opacity="100%"/>
    </style:style>
    <style:style style:name="P19" style:family="paragraph">
      <loext:graphic-properties draw:fill="none"/>
      <style:paragraph-properties fo:text-align="justify"/>
      <style:text-properties fo:color="#bebebe" loext:opacity="100%"/>
    </style:style>
    <style:style style:name="P20" style:family="paragraph">
      <loext:graphic-properties draw:fill="gradient" draw:fill-color="#d2e6be" draw:fill-gradient-name="Gradient_20_8"/>
    </style:style>
    <style:style style:name="P21" style:family="paragraph">
      <loext:graphic-properties draw:fill="gradient" draw:fill-color="#d2e6be" draw:fill-gradient-name="Gradient_20_8" draw:gradient-step-count="0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</style:style>
    <style:style style:name="P24" style:family="paragraph">
      <loext:graphic-properties draw:fill="none"/>
      <style:text-properties fo:color="#999999" loext:opacity="100%"/>
    </style:style>
    <style:style style:name="P25" style:family="paragraph">
      <style:paragraph-properties fo:margin-top="0cm" fo:margin-bottom="0cm" fo:text-align="justify" loext:tab-stop-distance="0cm">
        <style:tab-stops/>
      </style:paragraph-properties>
    </style:style>
    <style:style style:name="P26" style:family="paragraph">
      <loext:graphic-properties draw:fill="none"/>
      <style:paragraph-properties fo:margin-top="0cm" fo:margin-bottom="0cm" fo:text-align="justify" loext:tab-stop-distance="0cm">
        <style:tab-stops/>
      </style:paragraph-properties>
      <style:text-properties fo:font-size="10pt" style:font-size-asian="10pt" style:font-size-complex="10pt"/>
    </style:style>
    <style:style style:name="P27" style:family="paragraph">
      <loext:graphic-properties draw:fill="bitmap" draw:fill-image-name="Bitmap_5f_6" style:repeat="stretch" draw:fill-image-ref-point="top-left"/>
    </style:style>
    <style:style style:name="P28" style:family="paragraph">
      <loext:graphic-properties draw:fill="bitmap" draw:fill-image-name="Bitmap_5f_7" style:repeat="stretch" draw:fill-image-ref-point="top-left"/>
    </style:style>
    <style:style style:name="P29" style:family="paragraph">
      <loext:graphic-properties draw:fill="bitmap" draw:fill-image-name="Bitmap_5f_8" style:repeat="stretch" draw:fill-image-ref-point="top-left"/>
    </style:style>
    <style:style style:name="P30" style:family="paragraph">
      <loext:graphic-properties draw:fill="bitmap" draw:fill-image-name="Bitmap_5f_9" style:repeat="stretch" draw:fill-image-ref-point="top-left"/>
    </style:style>
    <style:style style:name="P3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2" style:family="paragraph">
      <style:paragraph-properties fo:margin-left="0cm" fo:margin-right="0cm" fo:margin-top="0.42cm" fo:margin-bottom="0.35cm" fo:line-height="100%" fo:text-align="center" fo:text-indent="0cm"/>
    </style:style>
    <style:style style:name="P33" style:family="paragraph">
      <loext:graphic-properties draw:fill="none"/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34" style:family="paragraph">
      <loext:graphic-properties draw:fill="bitmap" draw:fill-image-name="ava_25_20fon_25_201" style:repeat="stretch"/>
      <style:paragraph-properties fo:text-align="center"/>
    </style:style>
    <style:style style:name="T1" style:family="text">
      <style:text-properties fo:color="#777777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2" style:family="text">
      <style:text-properties fo:color="#585858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3" style:family="text">
      <style:text-properties fo:color="#a6a6a6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4" style:family="text">
      <style:text-properties fo:color="#808080" loext:opacity="100%" style:font-name="Calibri" fo:font-size="1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8pt" style:font-weight-asian="bold" style:font-name-complex="Calibri" style:font-size-complex="18pt" style:font-weight-complex="bold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808080" loext:opacity="100%" style:font-name="Calibri" fo:font-size="14pt" fo:language="en" fo:country="US" fo:font-style="italic" style:text-underline-style="solid" style:text-underline-width="auto" style:text-underline-color="font-color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8" style:family="text">
      <style:text-properties fo:color="#808080" loext:opacity="100%" style:font-name="Calibri" fo:font-size="14pt" fo:language="uk" fo:country="UA" fo:font-weight="bold" style:font-name-asian="Calibri" style:font-size-asian="14pt" style:font-weight-asian="bold" style:font-name-complex="Calibri" style:font-size-complex="14pt" style:font-weight-complex="bold"/>
    </style:style>
    <style:style style:name="T9" style:family="text">
      <style:text-properties fo:color="#999999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0" style:family="text">
      <style:text-properties fo:color="#80808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1" style:family="text">
      <style:text-properties fo:color="#a6a6a6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2" style:family="text">
      <style:text-properties fo:color="#a6a6a6" loext:opacity="100%" style:font-name="Calibri" fo:font-size="13pt" fo:language="en" fo:country="US" style:font-name-asian="Calibri" style:font-size-asian="13pt" style:font-name-complex="Calibri" style:font-size-complex="13pt"/>
    </style:style>
    <style:style style:name="T13" style:family="text">
      <style:text-properties fo:color="#c0c0c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4" style:family="text">
      <style:text-properties fo:color="#a6a6a6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a6a6a6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bebebe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7" style:family="text">
      <style:text-properties fo:color="#bebebe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8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uk" fo:country="UA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878787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2" style:family="text">
      <style:text-properties fo:font-variant="normal" fo:text-transform="none" fo:color="#bebebe" loext:opacity="100%" style:text-outline="false" style:text-line-through-style="none" style:text-line-through-type="none" style:font-name="Calibri" fo:font-size="13pt" fo:language="en" fo:country="US" fo:font-style="normal" fo:text-shadow="none" style:text-underline-style="none" fo:font-weight="bold" style:letter-kerning="true" style:font-name-asian="Calibri" style:font-size-asian="13pt" style:font-style-asian="normal" style:font-weight-asian="bold" style:font-name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bebebe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24" style:family="text">
      <style:text-properties fo:color="#80808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5" style:family="text">
      <style:text-properties fo:color="#808080" loext:opacity="100%" style:font-name="Calibri" fo:font-size="13pt" fo:language="en" fo:country="US" fo:font-style="italic" style:text-underline-style="solid" style:text-underline-width="auto" style:text-underline-color="font-color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26" style:family="text">
      <style:text-properties fo:color="#d2b8a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27" style:family="text">
      <style:text-properties fo:color="#999999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28" style:family="text">
      <style:text-properties fo:color="#9d9d9d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9" style:family="text">
      <style:text-properties fo:color="#a6a6a6" loext:opacity="100%" style:font-name="Calibri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0" style:family="text">
      <style:text-properties fo:color="#d2b8a0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1" style:family="text">
      <style:text-properties fo:color="#a6a6a6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2" style:family="text">
      <style:text-properties fo:color="#9d9d9d" loext:opacity="100%" style:font-name="Calibri" fo:font-size="12pt" fo:language="en" fo:country="US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3" style:family="text">
      <style:text-properties fo:color="#9d9d9d" loext:opacity="100%"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4" style:family="text">
      <style:text-properties fo:color="#77777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5" style:family="text">
      <style:text-properties fo:color="#7f7f7f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6" style:family="text">
      <style:text-properties fo:color="#8d8f8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7" style:family="text">
      <style:text-properties fo:color="#9d9d9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8" style:family="text">
      <style:text-properties fo:color="#a7a7a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9" style:family="text">
      <style:text-properties fo:color="#aeaeae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0" style:family="text">
      <style:text-properties fo:color="#c0c0c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1" style:family="text">
      <style:text-properties fo:color="#cbcbcb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2" style:family="text">
      <style:text-properties fo:color="#d3d3d3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3" style:family="text">
      <style:text-properties fo:color="#e0e0e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4" style:family="text">
      <style:text-properties fo:color="#e4e4e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5" style:family="text">
      <style:text-properties fo:color="#eaeae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6" style:family="text">
      <style:text-properties fo:color="#ececec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7" style:family="text">
      <style:text-properties fo:color="#f1f1f1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8" style:family="text">
      <style:text-properties fo:color="#fffafa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49" style:family="text">
      <style:text-properties fo:color="#a6a6a6" loext:opacity="100%" style:font-name="Calibri" fo:font-size="10pt" fo:language="en" fo:country="US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50" style:family="text">
      <style:text-properties fo:color="#a6a6a6" loext:opacity="100%" style:font-name="Calibri" fo:font-size="10pt" fo:language="en" fo:country="US" fo:font-weight="bold" style:font-name-asian="Calibri" style:font-size-asian="10pt" style:font-weight-asian="bold" style:font-name-complex="Calibri" style:font-size-complex="10pt" style:font-weight-complex="bold"/>
    </style:style>
    <style:style style:name="T51" style:family="text">
      <style:text-properties fo:color="#a6a6a6" loext:opacity="100%" style:font-name="Calibri" fo:font-size="10pt" fo:language="en" fo:country="US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52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0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0pt" style:font-style-asian="italic" style:font-weight-asian="bold" style:font-name-complex="Calibri" style:font-size-complex="1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polygon draw:style-name="gr1" draw:text-style-name="P1" draw:layer="layout" svg:width="21cm" svg:height="29.7cm" svg:x="-0.001cm" svg:y="0.001cm" svg:viewBox="0 0 21001 29701" draw:points="0,0 21001,0 21001,29701 0,29701">
          <text:p/>
        </draw:polygon>
        <draw:g draw:style-name="gr2">
          <draw:polygon draw:style-name="gr3" draw:text-style-name="P2" draw:layer="layout" svg:width="8.499cm" svg:height="29.701cm" svg:x="0cm" svg:y="0cm" svg:viewBox="0 0 8500 29702" draw:points="0,0 8500,0 8500,29702 0,29702">
            <text:p/>
          </draw:polygon>
          <draw:frame draw:style-name="gr4" draw:text-style-name="P3" draw:layer="layout" svg:width="8.499cm" svg:height="29.701cm" svg:x="0cm" svg:y="0cm">
            <draw:text-box>
              <text:p/>
            </draw:text-box>
          </draw:frame>
        </draw:g>
        <draw:frame draw:style-name="gr5" draw:text-style-name="P3" draw:layer="layout" svg:width="21cm" svg:height="5.286cm" svg:x="0cm" svg:y="0.001cm">
          <draw:text-box>
            <text:p/>
          </draw:text-box>
        </draw:frame>
        <draw:frame draw:style-name="gr6" draw:text-style-name="P3" draw:layer="layout" svg:width="8.686cm" svg:height="5.286cm" svg:x="0cm" svg:y="0.001cm">
          <draw:text-box>
            <text:p text:style-name="P4"><text:span text:style-name="T1">Andrii </text:span></text:p>
            <text:p text:style-name="P4"><text:span text:style-name="T1">Inkin </text:span></text:p>
          </draw:text-box>
        </draw:frame>
        <draw:frame draw:style-name="gr6" draw:text-style-name="P3" draw:layer="layout" svg:width="10.486cm" svg:height="5.286cm" svg:x="10.514cm" svg:y="0.001cm">
          <draw:text-box>
            <text:p text:style-name="P4"><text:span text:style-name="T2">Java Developer </text:span></text:p>
            <text:p text:style-name="P4"><text:span text:style-name="T3">♨ </text:span><text:span text:style-name="T3">1 year </text:span></text:p>
          </draw:text-box>
        </draw:frame>
        <draw:path draw:style-name="gr7" draw:text-style-name="P5" draw:layer="layout" svg:width="4.572cm" svg:height="4.572cm" svg:x="6.427cm" svg:y="0.177cm" svg:viewBox="0 0 4573 4573" svg:d="M4573 2287c0 401-106 795-306 1143-201 347-490 636-837 837-348 200-742 306-1143 306-402 0-796-106-1144-306-347-201-636-490-837-837-200-348-306-742-306-1143 0-402 106-796 306-1144 201-347 490-636 837-837 348-200 742-306 1143-306 402 0 796 106 1144 306 347 201 636 490 837 837 200 348 306 742 306 1143zM4573 2287z">
          <text:p/>
        </draw:path>
        <draw:frame draw:style-name="gr8" draw:text-style-name="P7" draw:layer="layout" svg:width="8.344cm" svg:height="0.936cm" svg:x="0.156cm" svg:y="4.626cm">
          <draw:text-box>
            <text:p text:style-name="P6"><text:span text:style-name="T4">Contacts <text:s text:c="39"/></text:span></text:p>
          </draw:text-box>
        </draw:frame>
        <draw:polygon draw:style-name="gr9" draw:text-style-name="P8" draw:layer="layout" svg:width="0.589cm" svg:height="0.589cm" svg:x="0.41cm" svg:y="6.328cm" svg:viewBox="0 0 590 590" draw:points="0,0 590,0 590,590 0,590">
          <text:p/>
        </draw:polygon>
        <draw:polygon draw:style-name="gr10" draw:text-style-name="P9" draw:layer="layout" svg:width="0.589cm" svg:height="0.589cm" svg:x="0.41cm" svg:y="7.969cm" svg:viewBox="0 0 590 590" draw:points="0,0 590,0 590,590 0,590">
          <text:p/>
        </draw:polygon>
        <draw:polygon draw:style-name="gr11" draw:text-style-name="P10" draw:layer="layout" svg:width="0.589cm" svg:height="0.589cm" svg:x="0.41cm" svg:y="5.584cm" svg:viewBox="0 0 590 590" draw:points="0,0 590,0 590,590 0,590">
          <text:p/>
        </draw:polygon>
        <draw:polygon draw:style-name="gr12" draw:text-style-name="P11" draw:layer="layout" svg:width="0.589cm" svg:height="0.589cm" svg:x="0.41cm" svg:y="7.147cm" svg:viewBox="0 0 590 590" draw:points="0,0 590,0 590,590 0,590">
          <text:p/>
        </draw:polygon>
        <draw:frame draw:style-name="gr13" draw:text-style-name="P13" draw:layer="layout" svg:width="7.25cm" svg:height="0.745cm" svg:x="1.15cm" svg:y="6.326cm">
          <draw:text-box>
            <text:p text:style-name="P12"><text:span text:style-name="T5">Telegram | </text:span><text:span text:style-name="T6">Viber</text:span></text:p>
          </draw:text-box>
        </draw:frame>
        <draw:frame draw:style-name="gr14" draw:text-style-name="P15" draw:layer="layout" svg:width="7.268cm" svg:height="0.701cm" svg:x="1.132cm" svg:y="7.136cm">
          <draw:text-box>
            <text:p text:style-name="P14"><text:span text:style-name="T7"><text:a xlink:href="mailto:pandaofyourdreams@gmail.com" xlink:type="simple">pandaofyourdreams@gmail.com</text:a></text:span></text:p>
          </draw:text-box>
        </draw:frame>
        <draw:frame draw:style-name="gr14" draw:text-style-name="P15" draw:layer="layout" svg:width="7.268cm" svg:height="0.701cm" svg:x="1.132cm" svg:y="7.988cm">
          <draw:text-box>
            <text:p text:style-name="P14"><text:span text:style-name="T6">Kamyanske, Dnipro region, UA </text:span></text:p>
          </draw:text-box>
        </draw:frame>
        <draw:frame draw:style-name="gr14" draw:text-style-name="P15" draw:layer="layout" svg:width="7.268cm" svg:height="0.701cm" svg:x="1.132cm" svg:y="5.621cm">
          <draw:text-box>
            <text:p text:style-name="P14"><text:span text:style-name="T8">+380989242784 </text:span></text:p>
          </draw:text-box>
        </draw:frame>
        <draw:frame draw:style-name="gr8" draw:text-style-name="P3" draw:layer="layout" svg:width="8.43cm" svg:height="0.936cm" svg:x="0.256cm" svg:y="12.34cm">
          <draw:text-box>
            <text:p text:style-name="P6"><text:span text:style-name="T4">Skills <text:s text:c="45"/></text:span></text:p>
          </draw:text-box>
        </draw:frame>
        <draw:frame draw:style-name="gr15" draw:text-style-name="P3" draw:layer="layout" svg:width="8.348cm" svg:height="1.141cm" svg:x="0.25cm" svg:y="12.975cm">
          <draw:text-box>
            <text:p/>
          </draw:text-box>
        </draw:frame>
        <draw:frame draw:style-name="gr16" draw:text-style-name="P16" draw:layer="layout" svg:width="7.812cm" svg:height="0.629cm" svg:x="0.5cm" svg:y="13.25cm">
          <draw:text-box>
            <text:p text:style-name="P14"><text:span text:style-name="T9">Java, Spring, PostgreSQL, <text:s/>Maven; </text:span></text:p>
          </draw:text-box>
        </draw:frame>
        <draw:frame draw:style-name="gr8" draw:text-style-name="P3" draw:layer="layout" svg:width="11.959cm" svg:height="0.936cm" svg:x="9.041cm" svg:y="4.626cm">
          <draw:text-box>
            <text:p text:style-name="P14"><text:span text:style-name="T4">Experience <text:s text:c="60"/></text:span></text:p>
          </draw:text-box>
        </draw:frame>
        <draw:frame draw:style-name="gr17" draw:text-style-name="P15" draw:layer="layout" svg:width="11.163cm" svg:height="1.119cm" svg:x="9.251cm" svg:y="5.968cm">
          <draw:text-box>
            <text:p text:style-name="P14"><text:span text:style-name="T10">English school “English Life” <text:s text:c="17"/></text:span><text:span text:style-name="T11">Full stack developer</text:span><text:span text:style-name="T12"> </text:span></text:p>
            <text:p text:style-name="P14"><text:span text:style-name="T11">Project work <text:s text:c="14"/></text:span><text:span text:style-name="T11"><text:tab/></text:span><text:span text:style-name="T11"> <text:s text:c="5"/>08 Aug 2022 — 22 Aug 2022</text:span><text:span text:style-name="T13"> </text:span></text:p>
          </draw:text-box>
        </draw:frame>
        <draw:frame draw:style-name="gr18" draw:text-style-name="P17" draw:layer="layout" svg:width="11.163cm" svg:height="1.477cm" svg:x="9.251cm" svg:y="7.129cm">
          <draw:text-box>
            <text:p text:style-name="P14"><text:span text:style-name="T14">Updating of the appearance, editing of content and bugs fix on the website. Consulting as a business analyst and architect API.</text:span><text:span text:style-name="T15"> </text:span></text:p>
          </draw:text-box>
        </draw:frame>
        <draw:frame draw:style-name="gr19" draw:text-style-name="P18" draw:layer="layout" svg:width="11.163cm" svg:height="0.662cm" svg:x="9.251cm" svg:y="8.703cm">
          <draw:text-box>
            <text:p text:style-name="P6"><text:span text:style-name="T16">WordPress, Google Spreadsheets.</text:span><text:span text:style-name="T17"> </text:span></text:p>
          </draw:text-box>
        </draw:frame>
        <draw:frame draw:style-name="gr17" draw:text-style-name="P15" draw:layer="layout" svg:width="11.163cm" svg:height="1.119cm" svg:x="9.251cm" svg:y="9.769cm">
          <draw:text-box>
            <text:p text:style-name="P14"><text:span text:style-name="T10">Project <text:s/>“Currencies Rates” <text:s text:c="43"/></text:span><text:span text:style-name="T11">Owner </text:span></text:p>
            <text:p text:style-name="P14"><text:span text:style-name="T11">Project is paused <text:s text:c="9"/></text:span><text:span text:style-name="T11"><text:tab/></text:span><text:span text:style-name="T11"> <text:s text:c="6"/>17 Feb 2022 — 25 July 2022 </text:span></text:p>
          </draw:text-box>
        </draw:frame>
        <draw:frame draw:style-name="gr20" draw:text-style-name="P13" draw:layer="layout" svg:width="11.163cm" svg:height="1.07cm" svg:x="9.251cm" svg:y="10.93cm">
          <draw:text-box>
            <text:p text:style-name="P12"><text:span text:style-name="T18">Web service </text:span><text:span text:style-name="T19">for obtaining exchange rates from an open API. Source:</text:span><text:span text:style-name="T20"> </text:span><text:span text:style-name="T21"><text:a xlink:href="https://github.com/NeZLiPand/CurrencyRateApplication" xlink:type="simple">GitHub</text:a></text:span></text:p>
          </draw:text-box>
        </draw:frame>
        <draw:frame draw:style-name="gr21" draw:text-style-name="P19" draw:layer="layout" svg:width="11.163cm" svg:height="1.576cm" svg:x="9.251cm" svg:y="12cm">
          <draw:text-box>
            <text:p text:style-name="P14"><text:span text:style-name="T22">Java; Frameworks (Spring Boot, Junit, Mockito, jsoup, json); PostgreSQL</text:span><text:span text:style-name="T16">, Maven, Git;</text:span><text:span text:style-name="T23"> </text:span></text:p>
            <text:p text:style-name="P14"><text:span text:style-name="T16">HTML5 + CSS 3 (SCSS). </text:span></text:p>
          </draw:text-box>
        </draw:frame>
        <draw:frame draw:style-name="gr22" draw:text-style-name="P15" draw:layer="layout" svg:width="11.163cm" svg:height="1.162cm" svg:x="9.228cm" svg:y="14.538cm">
          <draw:text-box>
            <text:p text:style-name="P14"><text:span text:style-name="T10">Website “amovies” (Closed) <text:s text:c="11"/></text:span><text:span text:style-name="T10"><text:tab/></text:span><text:span text:style-name="T10"> <text:s text:c="6"/></text:span><text:span text:style-name="T11">Administrator </text:span></text:p>
            <text:p text:style-name="P14"><text:span text:style-name="T11">Full time <text:s text:c="32"/></text:span><text:span text:style-name="T11"><text:tab/></text:span><text:span text:style-name="T11"> <text:s text:c="3"/>Sept 2019 — Dec 2019 </text:span></text:p>
          </draw:text-box>
        </draw:frame>
        <draw:frame draw:style-name="gr23" draw:text-style-name="P3" draw:layer="layout" svg:width="11.163cm" svg:height="3.874cm" svg:x="9.228cm" svg:y="15.598cm">
          <draw:text-box>
            <text:p text:style-name="P14"><text:span text:style-name="T24">Management and updating </text:span><text:span text:style-name="T14">the content of the site and channels in social networks.</text:span><text:span text:style-name="T24"> </text:span></text:p>
            <text:p text:style-name="P14"><text:span text:style-name="T24"/></text:p>
            <text:p text:style-name="P14"><text:span text:style-name="T24">Tracking errors </text:span><text:span text:style-name="T14">on the site and customer support center requests processing. </text:span></text:p>
            <text:p text:style-name="P14"><text:span text:style-name="T14"/></text:p>
            <text:p text:style-name="P14"><text:span text:style-name="T14">Media and banner advertising, analysis and research of the premiere movie. </text:span></text:p>
          </draw:text-box>
        </draw:frame>
        <draw:polygon draw:style-name="gr24" draw:text-style-name="P20" draw:layer="layout" svg:width="0.992cm" svg:height="0.742cm" svg:x="8.007cm" svg:y="14.457cm" svg:viewBox="0 0 993 743" draw:points="504,0 993,365 488,743 0,377">
          <text:p/>
        </draw:polygon>
        <draw:polygon draw:style-name="gr24" draw:text-style-name="P20" draw:layer="layout" svg:width="0.992cm" svg:height="0.742cm" svg:x="8.007cm" svg:y="9.707cm" svg:viewBox="0 0 993 743" draw:points="504,0 993,365 488,743 0,377">
          <text:p/>
        </draw:polygon>
        <draw:polygon draw:style-name="gr25" draw:text-style-name="P21" draw:layer="layout" svg:width="0.992cm" svg:height="0.742cm" svg:x="7.992cm" svg:y="5.924cm" svg:viewBox="0 0 993 743" draw:points="504,0 993,365 488,743 0,377">
          <text:p/>
        </draw:polygon>
        <draw:frame draw:style-name="gr26" draw:text-style-name="P23" draw:layer="layout" svg:width="4.867cm" svg:height="1.132cm" svg:x="16.133cm" svg:y="28.5cm">
          <draw:text-box>
            <text:p text:style-name="P22"><text:span text:style-name="T14">Made in LibreOffice Draw </text:span></text:p>
            <text:p text:style-name="P22"><text:span text:style-name="T14">By me Andrii Inkin</text:span><text:span text:style-name="T15"> </text:span></text:p>
          </draw:text-box>
        </draw:frame>
        <draw:frame draw:style-name="gr16" draw:text-style-name="P16" draw:layer="layout" svg:width="7.812cm" svg:height="0.629cm" svg:x="0.483cm" svg:y="14.169cm">
          <draw:text-box>
            <text:p text:style-name="P14"><text:span text:style-name="T9">HTTP, HTML, CSS (SCSS);</text:span></text:p>
          </draw:text-box>
        </draw:frame>
        <draw:frame draw:style-name="gr27" draw:text-style-name="P24" draw:layer="layout" svg:width="7.812cm" svg:height="0.787cm" svg:x="0.5cm" svg:y="16.213cm">
          <draw:text-box>
            <text:p text:style-name="P14"><text:span text:style-name="T9">Git (GitHub, GitLab); </text:span></text:p>
          </draw:text-box>
        </draw:frame>
        <draw:frame draw:style-name="gr28" draw:text-style-name="P24" draw:layer="layout" svg:width="7.812cm" svg:height="1.153cm" svg:x="0.5cm" svg:y="17.25cm">
          <draw:text-box>
            <text:p text:style-name="P14"><text:span text:style-name="T9">UML and excellent knowledge of computer engineering and electronics. </text:span></text:p>
          </draw:text-box>
        </draw:frame>
        <draw:frame draw:style-name="gr8" draw:text-style-name="P3" draw:layer="layout" svg:width="8.436cm" svg:height="0.936cm" svg:x="0.25cm" svg:y="19.24cm">
          <draw:text-box>
            <text:p text:style-name="P14"><text:span text:style-name="T4">Education <text:s text:c="36"/></text:span></text:p>
          </draw:text-box>
        </draw:frame>
        <draw:frame draw:style-name="gr29" draw:text-style-name="P3" draw:layer="layout" svg:width="8.057cm" svg:height="1.669cm" svg:x="0.51cm" svg:y="22.913cm">
          <draw:text-box>
            <text:p text:style-name="P14"><text:span text:style-name="T10">Online school “</text:span><text:span text:style-name="T25"><text:a xlink:href="https://foxminded.ua/" xlink:type="simple">Foxminded</text:a></text:span><text:span text:style-name="T10">” </text:span></text:p>
            <text:p text:style-name="P14"><text:span text:style-name="T26"><text:tab/></text:span><text:span text:style-name="T26"> <text:s text:c="5"/></text:span><text:span text:style-name="T26"><text:tab/></text:span><text:span text:style-name="T11"> <text:s text:c="3"/></text:span><text:span text:style-name="T11">Sept 2021 — 24 Feb 2022 </text:span></text:p>
            <text:p text:style-name="P14"><text:span text:style-name="T11"><text:tab/></text:span><text:span text:style-name="T11"> <text:s text:c="10"/></text:span><text:span text:style-name="T11">and April 2022 — May 2022 </text:span></text:p>
          </draw:text-box>
        </draw:frame>
        <draw:frame draw:style-name="gr30" draw:text-style-name="P26" draw:layer="layout" svg:width="8.057cm" svg:height="1.519cm" svg:x="0.51cm" svg:y="24.581cm">
          <draw:text-box>
            <text:p text:style-name="P25"><text:span text:style-name="T9">Courses: Java Start</text:span><text:span text:style-name="T27">, </text:span><text:span text:style-name="T9">Java Tools, Java Spring</text:span></text:p>
            <text:p text:style-name="P25"><text:span text:style-name="T9">Sources:</text:span><text:span text:style-name="T15"> </text:span><text:span text:style-name="T28"><text:a xlink:href="https://github.com/NeZLiPand/FoxmindEd-Integer-Long-Division-Application" xlink:type="simple">Integer long division</text:a></text:span><text:span text:style-name="T15">, </text:span><text:span text:style-name="T28"><text:a xlink:href="https://github.com/NeZLiPand/FoxmindEd-Anagramer" xlink:type="simple">Anagramer</text:a></text:span><text:span text:style-name="T29">,</text:span><text:span text:style-name="T15"> </text:span><text:span text:style-name="T28"><text:a xlink:href="https://github.com/NeZLiPand/FoxmindEd-CharCounter" xlink:type="simple">CharCounter</text:a></text:span></text:p>
          </draw:text-box>
        </draw:frame>
        <draw:frame draw:style-name="gr31" draw:text-style-name="P3" draw:layer="layout" svg:width="8.057cm" svg:height="1.252cm" svg:x="0.51cm" svg:y="20.172cm">
          <draw:text-box>
            <text:p text:style-name="P14"><text:span text:style-name="T10">Online school “MoveUpSchoole” </text:span></text:p>
            <text:p text:style-name="P14"><text:span text:style-name="T26"><text:s text:c="14"/></text:span><text:span text:style-name="T11">January 2023 — September 2024</text:span><text:span text:style-name="T30"> </text:span></text:p>
          </draw:text-box>
        </draw:frame>
        <draw:frame draw:style-name="gr32" draw:text-style-name="P15" draw:layer="layout" svg:width="7.99cm" svg:height="1.186cm" svg:x="0.51cm" svg:y="26.4cm">
          <draw:text-box>
            <text:p text:style-name="P14"><text:span text:style-name="T10">University “</text:span><text:span text:style-name="T25"><text:a xlink:href="https://www.dstu.dp.ua/uni/index.html" xlink:type="simple">DDTU</text:a></text:span><text:span text:style-name="T10">” <text:s/></text:span><text:span text:style-name="T11">Software Engineering </text:span></text:p>
            <text:p text:style-name="P14"><text:span text:style-name="T11"><text:tab/></text:span><text:span text:style-name="T11"><text:tab/></text:span><text:span text:style-name="T11"> <text:s text:c="7"/></text:span><text:span text:style-name="T11">Sept 2017 — June 2021</text:span><text:span text:style-name="T31"> </text:span></text:p>
          </draw:text-box>
        </draw:frame>
        <draw:frame draw:style-name="gr33" draw:text-style-name="P3" draw:layer="layout" svg:width="8.057cm" svg:height="1.125cm" svg:x="0.51cm" svg:y="27.586cm">
          <draw:text-box>
            <text:p text:style-name="P14"><text:span text:style-name="T9">Diploma by degree — Bachelor. </text:span></text:p>
            <text:p text:style-name="P14"><text:span text:style-name="T9">Graduate work:</text:span><text:span text:style-name="T14"> </text:span><text:span text:style-name="T32"><text:a xlink:href="https://github.com/NeZLiPand/MyWebSiteFood" xlink:type="simple">GitHub</text:a></text:span><text:span text:style-name="T33"><text:s/></text:span><text:span text:style-name="T32"><text:a xlink:href="https://drive.google.com/drive/folders/1YvxddTjv8RpqV12XTIr-YjcIIEWjYwsI?usp=sharing" xlink:type="simple">Google Drive</text:a></text:span></text:p>
          </draw:text-box>
        </draw:frame>
        <draw:frame draw:style-name="gr34" draw:text-style-name="P15" draw:layer="layout" svg:width="8.009cm" svg:height="1.488cm" svg:x="0.51cm" svg:y="21.424cm">
          <draw:text-box>
            <text:p text:style-name="P14"><text:span text:style-name="T9">English learning</text:span><text:span text:style-name="T27">: </text:span></text:p>
            <text:p text:style-name="P14"><text:span text:style-name="T34">A0 —&gt;A1</text:span><text:span text:style-name="T35">—&gt;</text:span><text:span text:style-name="T36">A2</text:span><text:span text:style-name="T37">—&gt;</text:span><text:span text:style-name="T38">B</text:span><text:span text:style-name="T39">1</text:span><text:span text:style-name="T40">—&gt;</text:span><text:span text:style-name="T41">B2</text:span><text:span text:style-name="T42">—</text:span><text:span text:style-name="T43">&gt;</text:span><text:span text:style-name="T44">C</text:span><text:span text:style-name="T45">1</text:span><text:span text:style-name="T46">—</text:span><text:span text:style-name="T47">&gt;C2</text:span><text:span text:style-name="T48"> </text:span></text:p>
          </draw:text-box>
        </draw:frame>
        <draw:polygon draw:style-name="gr35" draw:text-style-name="P27" draw:layer="layout" svg:width="1.971cm" svg:height="1.971cm" svg:x="2.13cm" svg:y="9cm" svg:viewBox="0 0 1972 1972" draw:points="0,0 1972,0 1972,1972 0,1972">
          <text:p/>
        </draw:polygon>
        <draw:polygon draw:style-name="gr36" draw:text-style-name="P28" draw:layer="layout" svg:width="1.971cm" svg:height="1.971cm" svg:x="0.159cm" svg:y="9cm" svg:viewBox="0 0 1972 1972" draw:points="0,0 1972,0 1972,1972 0,1972">
          <text:p/>
        </draw:polygon>
        <draw:polygon draw:style-name="gr37" draw:text-style-name="P29" draw:layer="layout" svg:width="1.971cm" svg:height="1.971cm" svg:x="6.073cm" svg:y="9cm" svg:viewBox="0 0 1972 1972" draw:points="0,0 1972,0 1972,1972 0,1972">
          <text:p/>
        </draw:polygon>
        <draw:polygon draw:style-name="gr38" draw:text-style-name="P30" draw:layer="layout" svg:width="1.971cm" svg:height="1.971cm" svg:x="4.102cm" svg:y="9cm" svg:viewBox="0 0 1972 1972" draw:points="0,0 1972,0 1972,1972 0,1972">
          <text:p/>
        </draw:polygon>
        <draw:frame draw:style-name="gr39" draw:text-style-name="P31" draw:layer="layout" svg:width="8.009cm" svg:height="0.556cm" svg:x="0.141cm" svg:y="8.576cm">
          <draw:text-box>
            <text:p text:style-name="P4"><text:span text:style-name="T49">Scan</text:span><text:span text:style-name="T50"> <text:s text:c="2"/>or <text:s text:c="2"/></text:span><text:span text:style-name="T49">Click</text:span><text:span text:style-name="T50"> on the </text:span><text:span text:style-name="T51">text below</text:span></text:p>
          </draw:text-box>
        </draw:frame>
        <draw:frame draw:style-name="gr40" draw:text-style-name="P24" draw:layer="layout" svg:width="7.812cm" svg:height="1.192cm" svg:x="0.5cm" svg:y="15cm">
          <draw:text-box>
            <text:p text:style-name="P14"><text:span text:style-name="T9">Frameworks: Junit+Mockito, JaCoCo;</text:span></text:p>
            <text:p text:style-name="P14"><text:span text:style-name="T9">&amp; Servers: OSP (Open Server Panel); </text:span></text:p>
          </draw:text-box>
        </draw:frame>
        <draw:polygon draw:style-name="gr25" draw:text-style-name="P21" draw:layer="layout" svg:width="0.992cm" svg:height="0.742cm" svg:x="-0.6cm" svg:y="13.175cm" svg:viewBox="0 0 993 743" draw:points="504,0 993,365 488,743 0,377">
          <text:p/>
        </draw:polygon>
        <draw:polygon draw:style-name="gr25" draw:text-style-name="P21" draw:layer="layout" svg:width="0.992cm" svg:height="0.742cm" svg:x="-0.6cm" svg:y="14.05cm" svg:viewBox="0 0 993 743" draw:points="504,0 993,365 488,743 0,377">
          <text:p/>
        </draw:polygon>
        <draw:polygon draw:style-name="gr25" draw:text-style-name="P21" draw:layer="layout" svg:width="0.992cm" svg:height="0.742cm" svg:x="-0.6cm" svg:y="15.1cm" svg:viewBox="0 0 993 743" draw:points="504,0 993,365 488,743 0,377">
          <text:p/>
        </draw:polygon>
        <draw:polygon draw:style-name="gr25" draw:text-style-name="P21" draw:layer="layout" svg:width="0.992cm" svg:height="0.751cm" svg:x="-0.593cm" svg:y="16.148cm" svg:viewBox="0 0 993 752" draw:points="504,0 993,369 488,752 0,382">
          <text:p/>
        </draw:polygon>
        <draw:polygon draw:style-name="gr25" draw:text-style-name="P21" draw:layer="layout" svg:width="0.992cm" svg:height="0.751cm" svg:x="-0.6cm" svg:y="17.298cm" svg:viewBox="0 0 993 752" draw:points="504,0 993,369 488,752 0,382">
          <text:p/>
        </draw:polygon>
        <draw:polygon draw:style-name="gr25" draw:text-style-name="P21" draw:layer="layout" svg:width="0.992cm" svg:height="0.751cm" svg:x="-0.6cm" svg:y="20.1cm" svg:viewBox="0 0 993 752" draw:points="504,0 993,369 488,752 0,382">
          <text:p/>
        </draw:polygon>
        <draw:polygon draw:style-name="gr25" draw:text-style-name="P21" draw:layer="layout" svg:width="0.992cm" svg:height="0.751cm" svg:x="-0.6cm" svg:y="22.85cm" svg:viewBox="0 0 993 752" draw:points="504,0 993,369 488,752 0,382">
          <text:p/>
        </draw:polygon>
        <draw:polygon draw:style-name="gr25" draw:text-style-name="P21" draw:layer="layout" svg:width="0.992cm" svg:height="0.751cm" svg:x="-0.593cm" svg:y="26.3cm" svg:viewBox="0 0 993 752" draw:points="504,0 993,369 488,752 0,382">
          <text:p/>
        </draw:polygon>
        <draw:frame draw:style-name="gr41" draw:text-style-name="P33" draw:layer="layout" svg:width="1.25cm" svg:height="0.556cm" svg:x="0.509cm" svg:y="10.844cm">
          <draw:text-box>
            <text:p text:style-name="P32"><text:span text:style-name="T52"><text:a xlink:href="https://github.com/NeZLiPand" xlink:type="simple">GitHub</text:a></text:span></text:p>
          </draw:text-box>
        </draw:frame>
        <draw:frame draw:style-name="gr42" draw:text-style-name="P33" draw:layer="layout" svg:width="1cm" svg:height="0.556cm" svg:x="2.559cm" svg:y="10.844cm">
          <draw:text-box>
            <text:p text:style-name="P32"><text:span text:style-name="T52"><text:a xlink:href="https://dou.ua/users/andrii-inkin/?from=menu-profile" xlink:type="simple">DOU</text:a></text:span></text:p>
          </draw:text-box>
        </draw:frame>
        <draw:frame draw:style-name="gr43" draw:text-style-name="P33" draw:layer="layout" svg:width="1.25cm" svg:height="0.556cm" svg:x="4.409cm" svg:y="10.844cm">
          <draw:text-box>
            <text:p text:style-name="P32"><text:span text:style-name="T52"><text:a xlink:href="https://djinni.co/q/deff76d849/" xlink:type="simple">djinni</text:a></text:span></text:p>
          </draw:text-box>
        </draw:frame>
        <draw:frame draw:style-name="gr44" draw:text-style-name="P33" draw:layer="layout" svg:width="1.5cm" svg:height="0.556cm" svg:x="6.4cm" svg:y="10.85cm">
          <draw:text-box>
            <text:p text:style-name="P32"><text:span text:style-name="T52"><text:a xlink:href="https://www.linkedin.com/in/andrii-inkin-975164230/" xlink:type="simple">LinkedIn</text:a></text:span></text:p>
          </draw:text-box>
        </draw:frame>
        <draw:polygon draw:style-name="gr45" draw:text-style-name="P34" draw:layer="layout" svg:width="3.906cm" svg:height="4.021cm" svg:x="6.75cm" svg:y="0.478cm" svg:viewBox="0 0 3907 4022" draw:points="0,4022 0,0 3907,0 3907,402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d2e6be" draw:end-color="#808080" draw:start-intensity="100%" draw:end-intensity="100%" draw:angle="90deg" draw:border="50%">
      <loext:gradient-stop svg:offset="0" loext:color-type="rgb" loext:color-value="#d2e6be"/>
      <loext:gradient-stop svg:offset="1" loext:color-type="rgb" loext:color-value="#808080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1CC0000149100001491DBCE3FBD.wmf" xlink:type="simple" xlink:show="embed" xlink:actuate="onLoad"/>
    <draw:fill-image draw:name="Bitmap_5f_1" draw:display-name="Bitmap_1" xlink:href="Pictures/100001940000149100001491F8587FEB.wmf" xlink:type="simple" xlink:show="embed" xlink:actuate="onLoad"/>
    <draw:fill-image draw:name="Bitmap_5f_2" draw:display-name="Bitmap_2" xlink:href="Pictures/1000018A000014910000149119CE1170.wmf" xlink:type="simple" xlink:show="embed" xlink:actuate="onLoad"/>
    <draw:fill-image draw:name="Bitmap_5f_3" draw:display-name="Bitmap_3" xlink:href="Pictures/1000030E00001491000014918B8B0372.wmf" xlink:type="simple" xlink:show="embed" xlink:actuate="onLoad"/>
    <draw:fill-image draw:name="Bitmap_5f_6" draw:display-name="Bitmap_6" xlink:href="Pictures/10000001000007D0000007D036CFA8BB.png" xlink:type="simple" xlink:show="embed" xlink:actuate="onLoad"/>
    <draw:fill-image draw:name="Bitmap_5f_7" draw:display-name="Bitmap_7" xlink:href="Pictures/10000001000007D0000007D013E9EDAF.png" xlink:type="simple" xlink:show="embed" xlink:actuate="onLoad"/>
    <draw:fill-image draw:name="Bitmap_5f_8" draw:display-name="Bitmap_8" xlink:href="Pictures/10000001000007D0000007D05D236239.png" xlink:type="simple" xlink:show="embed" xlink:actuate="onLoad"/>
    <draw:fill-image draw:name="Bitmap_5f_9" draw:display-name="Bitmap_9" xlink:href="Pictures/10000001000007D0000007D0792D162C.png" xlink:type="simple" xlink:show="embed" xlink:actuate="onLoad"/>
    <draw:fill-image draw:name="ava_25_20fon_25_201" draw:display-name="ava%20fon%201" xlink:href="Pictures/100000010000030900000320E7CC5D1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gradient" draw:fill-gradient-name="Pastel_20_Bouquet" draw:gradient-step-count="0" draw:shadow="visible" draw:shadow-offset-x="-0.1cm" draw:shadow-offset-y="-0.1cm" draw:shadow-color="#cbcbcb" draw:shadow-opacity="5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20:15:25.400000000</meta:creation-date>
    <dc:date>2024-10-30T16:17:10.366000000</dc:date>
    <meta:editing-duration>PT29M32S</meta:editing-duration>
    <meta:editing-cycles>14</meta:editing-cycles>
    <meta:generator>LibreOffice/24.2.4.2$Windows_X86_64 LibreOffice_project/51a6219feb6075d9a4c46691dcfe0cd9c4fff3c2</meta:generator>
    <meta:print-date>2024-10-29T22:18:33.521000000</meta:print-date>
    <meta:printed-by>PDF files</meta:printed-by>
    <meta:document-statistic meta:object-count="62"/>
  </office:meta>
</office:document-meta>
</file>